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1d41a" draw:stroke-linejoin="round" draw:fill-color="#81d41a" draw:textarea-horizontal-align="justify" draw:textarea-vertical-align="middle" draw:auto-grow-height="false" fo:min-height="2.272cm" fo:min-width="4.347cm" loext:glow-radius="0.176cm" loext:glow-color="#808080"/>
      <style:paragraph-properties style:writing-mode="lr-tb"/>
    </style:style>
    <style:style style:name="gr2" style:family="graphic" style:parent-style-name="standard">
      <style:graphic-properties svg:stroke-color="#2a6099" draw:stroke-linejoin="round" draw:textarea-horizontal-align="justify" draw:textarea-vertical-align="middle" draw:auto-grow-height="false" fo:min-height="2.272cm" fo:min-width="3.114cm" loext:glow-radius="0.176cm" loext:glow-color="#808080"/>
      <style:paragraph-properties style:writing-mode="lr-tb"/>
    </style:style>
    <style:style style:name="gr3" style:family="graphic" style:parent-style-name="standard">
      <style:graphic-properties svg:stroke-color="#2a6099" draw:stroke-linejoin="round" draw:textarea-horizontal-align="justify" draw:textarea-vertical-align="middle" draw:auto-grow-height="false" fo:min-height="2.272cm" fo:min-width="3.153cm" loext:glow-radius="0.176cm" loext:glow-color="#808080"/>
      <style:paragraph-properties style:writing-mode="lr-tb"/>
    </style:style>
    <style:style style:name="gr4" style:family="graphic" style:parent-style-name="standard">
      <style:graphic-properties svg:stroke-color="#2a6099" draw:stroke-linejoin="round" draw:textarea-horizontal-align="justify" draw:textarea-vertical-align="middle" draw:auto-grow-height="false" fo:min-height="4.199cm" fo:min-width="3.082cm" loext:glow-radius="0.176cm" loext:glow-color="#808080"/>
      <style:paragraph-properties style:writing-mode="lr-tb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7" style:family="graphic" style:parent-style-name="standard">
      <style:graphic-properties svg:stroke-color="#ffbf00" draw:fill-color="#ffbf00" draw:textarea-horizontal-align="justify" draw:textarea-vertical-align="middle" draw:auto-grow-height="false" fo:min-height="0cm" fo:min-width="0.405cm"/>
    </style:style>
    <style:style style:name="gr8" style:family="graphic" style:parent-style-name="standard">
      <style:graphic-properties svg:stroke-color="#ffbf00" draw:fill-color="#ffbf00" draw:textarea-horizontal-align="justify" draw:textarea-vertical-align="middle" draw:auto-grow-height="false" fo:min-height="5.643cm" fo:min-width="0cm"/>
    </style:style>
    <style:style style:name="gr9" style:family="graphic" style:parent-style-name="standard">
      <style:graphic-properties svg:stroke-color="#ffbf00" draw:fill-color="#ffbf00" draw:textarea-horizontal-align="justify" draw:textarea-vertical-align="middle" draw:auto-grow-height="false" fo:min-height="0cm" fo:min-width="5.682cm"/>
      <style:paragraph-properties style:writing-mode="lr-tb"/>
    </style:style>
    <style:style style:name="gr10" style:family="graphic" style:parent-style-name="standard">
      <style:graphic-properties svg:stroke-color="#ffbf00" draw:fill-color="#ffbf00" draw:textarea-horizontal-align="justify" draw:textarea-vertical-align="middle" draw:auto-grow-height="false" fo:min-height="0cm" fo:min-width="0.217cm"/>
    </style:style>
    <style:style style:name="gr11" style:family="graphic" style:parent-style-name="standard">
      <style:graphic-properties svg:stroke-color="#ffbf00" draw:fill-color="#ffbf00" draw:textarea-horizontal-align="justify" draw:textarea-vertical-align="middle" draw:auto-grow-height="false" fo:min-height="3.045cm" fo:min-width="0cm"/>
    </style:style>
    <style:style style:name="gr12" style:family="graphic" style:parent-style-name="standard">
      <style:graphic-properties svg:stroke-color="#ff3838" draw:fill-color="#ff0000" draw:textarea-horizontal-align="justify" draw:textarea-vertical-align="middle" draw:auto-grow-height="false" fo:min-height="0.414cm" fo:min-width="0cm"/>
    </style:style>
    <style:style style:name="gr13" style:family="graphic" style:parent-style-name="standard">
      <style:graphic-properties svg:stroke-color="#ff0000" draw:fill-color="#ff0000" draw:textarea-horizontal-align="justify" draw:textarea-vertical-align="middle" draw:auto-grow-height="false" fo:min-height="1.446cm" fo:min-width="0cm"/>
      <style:paragraph-properties style:writing-mode="lr-tb"/>
    </style:style>
    <style:style style:name="gr14" style:family="graphic" style:parent-style-name="standard">
      <style:graphic-properties svg:stroke-color="#ff3838" draw:fill-color="#ff0000" draw:textarea-horizontal-align="justify" draw:textarea-vertical-align="bottom" draw:auto-grow-height="false" fo:min-height="0cm" fo:min-width="0.253cm"/>
      <style:paragraph-properties style:writing-mode="lr-tb"/>
    </style:style>
    <style:style style:name="gr15" style:family="graphic" style:parent-style-name="standard">
      <style:graphic-properties svg:stroke-color="#ff3838" draw:marker-start="Arrowheads_20_3" draw:marker-start-width="0.3cm" draw:fill-color="#ff0000" draw:textarea-vertical-align="middle"/>
      <style:paragraph-properties style:writing-mode="lr-tb"/>
    </style:style>
    <style:style style:name="gr16" style:family="graphic" style:parent-style-name="standard">
      <style:graphic-properties svg:stroke-color="#2a6099" draw:stroke-linejoin="round" draw:textarea-horizontal-align="justify" draw:textarea-vertical-align="middle" draw:auto-grow-height="false" fo:min-height="1.234cm" fo:min-width="2.441cm" loext:glow-radius="0.176cm" loext:glow-color="#808080"/>
      <style:paragraph-properties style:writing-mode="lr-tb"/>
    </style:style>
    <style:style style:name="gr17" style:family="graphic" style:parent-style-name="standard">
      <style:graphic-properties svg:stroke-color="#81d41a" draw:fill-color="#81d41a" draw:textarea-horizontal-align="justify" draw:textarea-vertical-align="middle" draw:auto-grow-height="false" fo:min-height="0cm" fo:min-width="0.491cm"/>
      <style:paragraph-properties style:writing-mode="lr-tb"/>
    </style:style>
    <style:style style:name="gr18" style:family="graphic" style:parent-style-name="standard">
      <style:graphic-properties svg:stroke-color="#00a933" draw:marker-start="Arrowheads_20_3" draw:marker-start-width="0.3cm" draw:fill-color="#00a933" draw:textarea-vertical-align="middle"/>
      <style:paragraph-properties style:writing-mode="lr-tb"/>
    </style:style>
    <style:style style:name="gr19" style:family="graphic" style:parent-style-name="standard">
      <style:graphic-properties svg:stroke-color="#ff3838" draw:marker-start="Arrowheads_20_5" draw:marker-start-width="0.3cm" draw:fill-color="#ff0000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ffbf00"/>
      <style:paragraph-properties fo:text-align="center"/>
    </style:style>
    <style:style style:name="P6" style:family="paragraph">
      <loext:graphic-properties draw:fill-color="#ffbf00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ff0000"/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margin-top="0cm" fo:margin-bottom="0cm" fo:text-align="center"/>
    </style:style>
    <style:style style:name="P10" style:family="paragraph">
      <loext:graphic-properties draw:fill-color="#ff0000"/>
      <style:paragraph-properties fo:text-align="center"/>
      <style:text-properties fo:font-size="8pt" style:font-size-asian="8pt" style:font-size-complex="8pt"/>
    </style:style>
    <style:style style:name="P11" style:family="paragraph">
      <style:paragraph-properties fo:text-align="center"/>
      <style:text-properties fo:font-size="10pt"/>
    </style:style>
    <style:style style:name="P12" style:family="paragraph">
      <loext:graphic-properties draw:fill-color="#81d41a"/>
      <style:paragraph-properties fo:text-align="center"/>
      <style:text-properties fo:font-size="10pt"/>
    </style:style>
    <style:style style:name="P13" style:family="paragraph">
      <loext:graphic-properties draw:fill-color="#00a933"/>
      <style:paragraph-properties fo:text-align="center"/>
      <style:text-properties fo:font-size="10pt" style:font-size-asian="10pt" style:font-size-complex="10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10pt"/>
    </style:style>
    <style:style style:name="P15" style:family="paragraph">
      <loext:graphic-properties draw:fill-color="#ff0000"/>
      <style:paragraph-properties fo:text-align="center"/>
      <style:text-properties fo:font-size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847cm" svg:height="2.522cm" svg:x="4.264cm" svg:y="3.285cm">
          <text:p text:style-name="P1">MAIN PC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614cm" svg:height="2.522cm" svg:x="15.242cm" svg:y="8.086cm">
          <text:p text:style-name="P1"><text:span text:style-name="T1">SER-I2c pressure sensor <text:s/>bridg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653cm" svg:height="2.522cm" svg:x="15.258cm" svg:y="10.952cm">
          <text:p text:style-name="P1"><text:span text:style-name="T1">SER-ADC</text:span></text:p>
          <text:p text:style-name="P1"><text:span text:style-name="T1">5CH NTC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82cm" svg:height="4.449cm" svg:x="15.246cm" svg:y="3.238cm">
          <text:p text:style-name="P1"><text:span text:style-name="T1">I2C IO 8CH</text:span></text:p>
          <text:p text:style-name="P1"><text:span text:style-name="T1">WDTON</text:span></text:p>
          <text:p text:style-name="P1"><text:span text:style-name="T1">8 inputs</text:span></text:p>
          <text:p text:style-name="P1"><text:span text:style-name="T1">8 output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653cm" svg:height="2.522cm" svg:x="4.41cm" svg:y="10.633cm">
          <text:p text:style-name="P1"><text:span text:style-name="T1">MAIN PSU 24V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653cm" svg:height="2.522cm" svg:x="4.397cm" svg:y="7.722cm">
          <text:p text:style-name="P1"><text:span text:style-name="T1">DC-DC</text:span></text:p>
          <text:p text:style-name="P1"><text:span text:style-name="T1"><text:s/></text:span><text:span text:style-name="T1">24V → 5V</text:span></text:p>
          <draw:enhanced-geometry svg:viewBox="0 0 21600 21600" draw:type="rectangle" draw:enhanced-path="M 0 0 L 21600 0 21600 21600 0 21600 0 0 Z N"/>
        </draw:custom-shape>
        <draw:connector draw:style-name="gr5" draw:text-style-name="P1" xml:id="id4" draw:id="id4" draw:layer="layout" draw:line-skew="0.009cm" svg:x1="15.242cm" svg:y1="9.347cm" svg:x2="9.111cm" svg:y2="4.546cm" draw:start-shape="id1" draw:start-glue-point="3" draw:end-shape="id2" svg:d="M15242 9347h-3057v-4801h-3074" svg:viewBox="0 0 6132 4802">
          <text:p/>
        </draw:connector>
        <draw:connector draw:style-name="gr5" draw:text-style-name="P1" draw:layer="layout" svg:x1="15.258cm" svg:y1="12.213cm" svg:x2="12.185cm" svg:y2="6.946cm" draw:start-shape="id3" draw:start-glue-point="3" draw:end-shape="id4" draw:end-glue-point="0" svg:d="M15258 12213h-3073v-5267" svg:viewBox="0 0 3074 5268">
          <text:p/>
        </draw:connector>
        <draw:line draw:style-name="gr6" draw:text-style-name="P4" draw:layer="layout" svg:x1="14.613cm" svg:y1="12.206cm" svg:x2="12.291cm" svg:y2="12.215cm">
          <text:p text:style-name="P1"><text:span text:style-name="T2">ttyS2 RX</text:span></text:p>
          <text:p text:style-name="P1"><text:span text:style-name="T2"/></text:p>
        </draw:line>
        <draw:line draw:style-name="gr6" draw:text-style-name="P4" draw:layer="layout" svg:x1="14.59cm" svg:y1="9.343cm" svg:x2="12.291cm" svg:y2="9.34cm">
          <text:p text:style-name="P1"><text:span text:style-name="T2">ttyS1 RX</text:span></text:p>
          <text:p text:style-name="P1"><text:span text:style-name="T2"/></text:p>
        </draw:line>
        <draw:line draw:style-name="gr6" draw:text-style-name="P4" draw:layer="layout" svg:x1="15.166cm" svg:y1="3.788cm" svg:x2="9.141cm" svg:y2="3.8cm">
          <text:p text:style-name="P1"><text:span text:style-name="T2">I2C 0 (0x27)</text:span></text:p>
          <text:p text:style-name="P1"><text:span text:style-name="T2"/></text:p>
        </draw:line>
        <draw:line draw:style-name="gr6" draw:text-style-name="P4" draw:layer="layout" svg:x1="9.177cm" svg:y1="4.245cm" svg:x2="15.214cm" svg:y2="4.245cm">
          <text:p text:style-name="P1"><text:span text:style-name="T2">ttyS1 TX 500Kbps</text:span></text:p>
          <text:p text:style-name="P1"><text:span text:style-name="T2"/></text:p>
        </draw:line>
        <draw:custom-shape draw:style-name="gr7" draw:text-style-name="P5" draw:layer="layout" svg:width="1.034cm" svg:height="0.445cm" svg:x="14.252cm" svg:y="12.6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1.034cm" svg:height="0.445cm" svg:x="14.229cm" svg:y="10.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1.034cm" svg:height="0.445cm" svg:x="14.205cm" svg:y="6.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0.216cm" svg:height="5.893cm" svg:x="14.204cm" svg:y="7.0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182cm" svg:height="0.228cm" svg:x="8.034cm" svg:y="12.712cm">
          <text:p text:style-name="P1"><text:span text:style-name="T3">24v dc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18cm" svg:height="0.353cm" svg:x="8.046cm" svg:y="9.49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181cm" svg:height="3.295cm" svg:x="8.683cm" svg:y="9.6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373cm" svg:height="0.757cm" svg:x="8.527cm" svg:y="5.80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8" draw:layer="layout" svg:width="0.188cm" svg:height="1.696cm" svg:x="8.619cm" svg:y="6.54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753cm" svg:height="0.158cm" svg:x="8.046cm" svg:y="8.236cm">
          <text:p text:style-name="P9"><text:span text:style-name="T3"/></text:p>
          <draw:enhanced-geometry svg:viewBox="0 0 21600 21600" draw:type="rectangle" draw:enhanced-path="M 0 0 L 21600 0 21600 21600 0 21600 0 0 Z N"/>
        </draw:custom-shape>
        <draw:line draw:style-name="gr15" draw:text-style-name="P8" draw:layer="layout" svg:x1="18.902cm" svg:y1="11.289cm" svg:x2="20.622cm" svg:y2="11.304cm">
          <text:p text:style-name="P1"><text:span text:style-name="T2">NTC1</text:span></text:p>
          <text:p text:style-name="P1"><text:span text:style-name="T2"/></text:p>
        </draw:line>
        <draw:line draw:style-name="gr15" draw:text-style-name="P8" draw:layer="layout" svg:x1="18.902cm" svg:y1="11.67cm" svg:x2="20.622cm" svg:y2="11.685cm">
          <text:p text:style-name="P1"><text:span text:style-name="T2">NTC2</text:span></text:p>
          <text:p text:style-name="P1"><text:span text:style-name="T2"/></text:p>
        </draw:line>
        <draw:line draw:style-name="gr15" draw:text-style-name="P8" draw:layer="layout" svg:x1="18.902cm" svg:y1="12.097cm" svg:x2="20.622cm" svg:y2="12.112cm">
          <text:p text:style-name="P1"><text:span text:style-name="T2">NTC3</text:span></text:p>
          <text:p text:style-name="P1"><text:span text:style-name="T2"/></text:p>
        </draw:line>
        <draw:line draw:style-name="gr15" draw:text-style-name="P8" draw:layer="layout" svg:x1="22.9cm" svg:y1="8.23cm" svg:x2="24.62cm" svg:y2="8.245cm">
          <text:p text:style-name="P1"><text:span text:style-name="T2">press1</text:span></text:p>
          <text:p text:style-name="P1"><text:span text:style-name="T2"/></text:p>
        </draw:line>
        <draw:line draw:style-name="gr15" draw:text-style-name="P8" draw:layer="layout" svg:x1="22.9cm" svg:y1="8.611cm" svg:x2="24.62cm" svg:y2="8.626cm">
          <text:p text:style-name="P1"><text:span text:style-name="T2">press2</text:span></text:p>
          <text:p text:style-name="P1"><text:span text:style-name="T2"/></text:p>
        </draw:line>
        <draw:line draw:style-name="gr15" draw:text-style-name="P8" draw:layer="layout" svg:x1="22.9cm" svg:y1="9.038cm" svg:x2="24.62cm" svg:y2="9.053cm">
          <text:p text:style-name="P1"><text:span text:style-name="T2">press3</text:span></text:p>
          <text:p text:style-name="P1"><text:span text:style-name="T2"/></text:p>
        </draw:line>
        <draw:custom-shape draw:style-name="gr16" draw:text-style-name="P3" draw:layer="layout" svg:width="2.941cm" svg:height="1.484cm" svg:x="19.931cm" svg:y="8.071cm">
          <text:p text:style-name="P1"><text:span text:style-name="T1">I2c ADC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132cm" svg:height="0.353cm" svg:x="18.859cm" svg:y="8.629cm">
          <text:p text:style-name="P11">i2c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5" draw:text-style-name="P8" draw:layer="layout" svg:x1="18.902cm" svg:y1="12.493cm" svg:x2="20.622cm" svg:y2="12.508cm">
          <text:p text:style-name="P1"><text:span text:style-name="T2">WT Lvl</text:span></text:p>
          <text:p text:style-name="P1"><text:span text:style-name="T2"/></text:p>
        </draw:line>
        <draw:line draw:style-name="gr18" draw:text-style-name="P13" draw:layer="layout" svg:x1="18.843cm" svg:y1="3.497cm" svg:x2="20.563cm" svg:y2="3.512cm">
          <text:p text:style-name="P1"><text:span text:style-name="T2">0 Estop</text:span></text:p>
          <text:p text:style-name="P1"><text:span text:style-name="T2"/></text:p>
        </draw:line>
        <draw:line draw:style-name="gr18" draw:text-style-name="P13" draw:layer="layout" svg:x1="18.843cm" svg:y1="3.85cm" svg:x2="20.563cm" svg:y2="3.865cm">
          <text:p text:style-name="P1"><text:span text:style-name="T2">1 ten 1</text:span></text:p>
          <text:p text:style-name="P1"><text:span text:style-name="T2"/></text:p>
        </draw:line>
        <draw:line draw:style-name="gr18" draw:text-style-name="P13" draw:layer="layout" svg:x1="18.843cm" svg:y1="4.174cm" svg:x2="20.563cm" svg:y2="4.189cm">
          <text:p text:style-name="P1"><text:span text:style-name="T2">2 ten 2</text:span></text:p>
          <text:p text:style-name="P1"><text:span text:style-name="T2"/></text:p>
        </draw:line>
        <draw:line draw:style-name="gr19" draw:text-style-name="P15" draw:layer="layout" svg:x1="21.473cm" svg:y1="4.587cm" svg:x2="18.916cm" svg:y2="4.587cm">
          <text:p text:style-name="P14"><text:span text:style-name="T4">Air valve</text:span></text:p>
          <text:p text:style-name="P11"/>
        </draw:line>
        <draw:line draw:style-name="gr19" draw:text-style-name="P15" draw:layer="layout" svg:x1="21.488cm" svg:y1="4.937cm" svg:x2="18.931cm" svg:y2="4.937cm">
          <text:p text:style-name="P11">Water valve</text:p>
          <text:p text:style-name="P11"/>
        </draw:line>
        <draw:line draw:style-name="gr19" draw:text-style-name="P15" draw:layer="layout" svg:x1="21.488cm" svg:y1="5.29cm" svg:x2="18.931cm" svg:y2="5.29cm">
          <text:p text:style-name="P11">na</text:p>
          <text:p text:style-name="P11"/>
        </draw:line>
        <draw:line draw:style-name="gr19" draw:text-style-name="P15" draw:layer="layout" svg:x1="21.487cm" svg:y1="5.657cm" svg:x2="18.93cm" svg:y2="5.657cm">
          <text:p text:style-name="P11">Heater 3KW</text:p>
          <text:p text:style-name="P11"/>
        </draw:line>
        <draw:line draw:style-name="gr19" draw:text-style-name="P15" draw:layer="layout" svg:x1="21.502cm" svg:y1="6.01cm" svg:x2="18.945cm" svg:y2="6.01cm">
          <text:p text:style-name="P11">Heater 6KW</text:p>
          <text:p text:style-name="P11"/>
        </draw:line>
        <draw:line draw:style-name="gr19" draw:text-style-name="P15" draw:layer="layout" svg:x1="21.503cm" svg:y1="6.363cm" svg:x2="18.946cm" svg:y2="6.363cm">
          <text:p text:style-name="P11">Pump CH</text:p>
          <text:p text:style-name="P11"/>
        </draw:line>
        <draw:line draw:style-name="gr19" draw:text-style-name="P15" draw:layer="layout" svg:x1="21.502cm" svg:y1="6.73cm" svg:x2="18.945cm" svg:y2="6.73cm">
          <text:p text:style-name="P11">Pump Wat</text:p>
          <text:p text:style-name="P11"/>
        </draw:line>
        <draw:line draw:style-name="gr19" draw:text-style-name="P15" draw:layer="layout" svg:x1="21.502cm" svg:y1="7.098cm" svg:x2="18.945cm" svg:y2="7.098cm">
          <text:p text:style-name="P11">nc</text:p>
          <text:p text:style-name="P11"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07T16:03:38.721000000</meta:creation-date>
    <dc:date>2025-05-07T16:48:47.852000000</dc:date>
    <meta:editing-duration>PT45M9S</meta:editing-duration>
    <meta:editing-cycles>4</meta:editing-cycles>
    <meta:generator>LibreOffice/7.5.1.2$Windows_X86_64 LibreOffice_project/fcbaee479e84c6cd81291587d2ee68cba099e129</meta:generator>
    <meta:document-statistic meta:object-count="42"/>
  </office:meta>
</office:document-meta>
</file>